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6000001ECBDCC02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14cm" svg:height="13.017cm" svg:x="5.373cm" svg:y="4.047cm">
          <draw:image xlink:href="Pictures/1000020100000296000001ECBDCC0210.png" xlink:type="simple" xlink:show="embed" xlink:actuate="onLoad">
            <text:p/>
          </draw:image>
        </draw:frame>
        <draw:custom-shape draw:style-name="gr2" draw:text-style-name="P1" draw:layer="layout" svg:width="1.778cm" svg:height="1.778cm" svg:x="2.286cm" svg:y="7.112cm">
          <text:p text:style-name="P1">O</text:p>
          <text:p text:style-name="P1"><text:span text:style-name="T1">Choose_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064cm" svg:y1="7.874cm" svg:x2="5.588cm" svg:y2="7.874cm">
          <text:p/>
        </draw:line>
        <draw:line draw:style-name="gr3" draw:text-style-name="P1" draw:layer="layout" svg:x1="18.288cm" svg:y1="6.096cm" svg:x2="20.828cm" svg:y2="6.858cm">
          <text:p/>
        </draw:line>
        <draw:line draw:style-name="gr3" draw:text-style-name="P1" draw:layer="layout" svg:x1="18.288cm" svg:y1="5.842cm" svg:x2="20.32cm" svg:y2="4.572cm">
          <text:p/>
        </draw:line>
        <draw:line draw:style-name="gr3" draw:text-style-name="P1" draw:layer="layout" svg:x1="20.32cm" svg:y1="4.318cm" svg:x2="1.778cm" svg:y2="4.064cm">
          <text:p/>
        </draw:line>
        <draw:line draw:style-name="gr3" draw:text-style-name="P1" draw:layer="layout" svg:x1="1.778cm" svg:y1="4.064cm" svg:x2="1.778cm" svg:y2="8.128cm">
          <text:p/>
        </draw:line>
        <draw:custom-shape draw:style-name="gr4" draw:text-style-name="P1" draw:layer="layout" svg:width="1.778cm" svg:height="1.778cm" svg:x="21.59cm" svg:y="6.35cm">
          <text:p text:style-name="P1">I</text:p>
          <text:p text:style-name="P1">Termin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bil </meta:initial-creator>
    <meta:creation-date>2017-01-05T14:05:15.120057333</meta:creation-date>
    <dc:date>2017-01-05T14:08:11.671510999</dc:date>
    <dc:creator>mobil </dc:creator>
    <meta:editing-duration>PT32S</meta:editing-duration>
    <meta:editing-cycles>2</meta:editing-cycles>
    <meta:generator>LibreOffice/4.2.8.2$Linux_X86_64 LibreOffice_project/420m0$Build-2</meta:generator>
    <meta:document-statistic meta:object-count="31"/>
  </office:meta>
</office:document-meta>
</file>